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end"/>
      <style:text-properties style:font-name="Times" fo:font-size="12.0pt"/>
    </style:style>
    <style:style style:name="P2" style:family="paragraph" style:parent-style-name="Standard">
      <style:text-properties style:font-name="Times New Roman" fo:font-size="12.0pt"/>
    </style:style>
    <style:style style:name="P3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/></text:p>
      <text:p text:style-name="P2"><text:span text:style-name="T2"/></text:p>
      <text:p text:style-name="P3"><text:span text:style-name="T2">План миграции:</text:span></text:p>
      <text:p text:style-name="P3"><text:span text:style-name="T2"/></text:p>
      <text:p text:style-name="P3"><text:span text:style-name="T2">Пусть рабочая таблица называется events, а новая таблица называется names</text:span></text:p>
      <text:p text:style-name="P3"><text:span text:style-name="T2"/></text:p>
      <text:p text:style-name="P3"><text:span text:style-name="T2">1. Создать резервную копию БД</text:span></text:p>
      <text:p text:style-name="P3"><text:span text:style-name="T2">2. Создать новую таблицу names</text:span></text:p>
      <text:p text:style-name="P3"><text:span text:style-name="T2">3. Добавить в таблицу names колонку id (Primary Key)</text:span></text:p>
      <text:p text:style-name="P3"><text:span text:style-name="T2">4. Добавить в таблицу names колонку name с ограничением UNIQUE</text:span></text:p>
      <text:p text:style-name="P3"><text:span text:style-name="T2">5. Заполнить колонку name в таблице names уникальными значениями колонки name из таблицы events</text:span></text:p>
      <text:p text:style-name="P3"><text:span text:style-name="T2">6. Добавить в таблицу events колонку name_id без значений по умолчанию</text:span></text:p>
      <text:p text:style-name="P3"><text:span text:style-name="T2">7. Установить на колонку name_id ограничение Foreign Key используя NOT VALID</text:span></text:p>
      <text:p text:style-name="P3"><text:span text:style-name="T2">8. По одному обновить сервисы типа А таким образом, чтобы они начинали писать данные в формате <text:s/>id, name_id, name status, timestamp</text:span></text:p>
      <text:p text:style-name="P3"><text:span text:style-name="T2">9. Применить Foreign Key используя VALIDATE CONSTRAINT к столбцу id из таблицы events</text:span></text:p>
      <text:p text:style-name="P3"><text:span text:style-name="T2">10. Заполнить колонку name_id таблицы events значениями id из таблицы names</text:span></text:p>
      <text:p text:style-name="P3"><text:span text:style-name="T2">11. По одному обновить сервисы типа Б таким образом, чтобы они начинали читать данные из колонки name_id вместо name в таблице events</text:span></text:p>
      <text:p text:style-name="P3"><text:span text:style-name="T2">12. По одному обновить сервисы типа А таким образом, чтобы они перестали писать данные в колнку name из таблицы events</text:span></text:p>
      <text:p text:style-name="P3"><text:span text:style-name="T2">13. Проверить что в коде сервисов А и Б не осталось ссылок на колонку name из таблицы events</text:span></text:p>
      <text:p text:style-name="P3"><text:span text:style-name="T2">14. Проверить что в БД не осталось зависимостей связанных с колонкой name из таблицы events</text:span></text:p>
      <text:p text:style-name="P3"><text:span text:style-name="T2">15. Удалить колонку name из таблицы events</text:span></text:p>
      <text:p text:style-name="P3"><text:span text:style-name="T2"/></text:p>
      <text:p text:style-name="P3"><text:span text:style-name="T2">НО, возможно я не правильно понял задание, тогда вот другой вариант:</text:span></text:p>
      <text:p text:style-name="P3"><text:span text:style-name="T2"/></text:p>
      <text:p text:style-name="P3"><text:span text:style-name="T2">1. Создать резервную копию БД</text:span></text:p>
      <text:p text:style-name="P3"><text:span text:style-name="T2">2. Если таблица names на данном этапе не существует, создать ее.</text:span></text:p>
      <text:p text:style-name="P3"><text:span text:style-name="T2">3. Добавить в таблицу events колонку name_id</text:span></text:p>
      <text:p text:style-name="P3"><text:span text:style-name="T2">4. По одному обновить сервисы типа А таким образом, чтобы они начинали писать значение name и в колонку name_id и в колонку name таблицы events</text:span></text:p>
      <text:p text:style-name="P3"><text:span text:style-name="T2">Если таблица names на данном этапе существует, но не заполнена, тогда дополнительно в этом шаге попросить сервисы А писать значения name в колонку</text:span></text:p>
      <text:p text:style-name="P3"><text:span text:style-name="T2">id с ограничением Primary Key и в колонку name с ограничением UNIQUE</text:span></text:p>
      <text:p text:style-name="P3"><text:span text:style-name="T2">Как вариант на этом шаге можно воспользоваться триггерами.</text:span></text:p>
      <text:p text:style-name="P3"><text:span text:style-name="T2">5. По одному обновить сервисы типа Б таким образом, чтобы они начинали читать данные из колонки name_id таблицы events</text:span></text:p>
      <text:p text:style-name="P3"><text:span text:style-name="T2">6. Заблокировать таблицу и переименовать колонку name в name_id, а name_id в name одной транзакцией</text:span></text:p>
      <text:p text:style-name="P3"><text:span text:style-name="T2">7. По одному обновить сервисы типа А таким образом, чтобы они перестали писать данные в колонку name из таблицы events</text:span></text:p>
      <text:p text:style-name="P3"><text:span text:style-name="T2">8. Проверить что в коде сервисов А и Б не осталось ссылок на колонку name из таблицы events</text:span></text:p>
      <text:p text:style-name="P3"><text:span text:style-name="T2">9. Проверить что в БД не осталось зависимостей связанных с колонкой name из таблицы events</text:span></text:p>
      <text:p text:style-name="P3"><text:span text:style-name="T2">10. Удалить колонку name из таблицы events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